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officeooo:paragraph-rsid="000de885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0f72bf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officeooo:paragraph-rsid="0010c6db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aae17" officeooo:paragraph-rsid="000aae17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officeooo:paragraph-rsid="003eaed2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en" fo:country="US" officeooo:paragraph-rsid="0031f3c8" style:font-size-asian="10pt" style:language-asian="zxx" style:country-asian="none" style:font-name-complex="Arial" style:font-size-complex="10pt" style:language-complex="zxx" style:country-complex="none"/>
    </style:style>
    <style:style style:name="P10" style:family="paragraph" style:parent-style-name="Standard">
      <style:text-properties style:font-name="Arial" fo:font-size="10pt" fo:language="en" fo:country="US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11" style:family="paragraph" style:parent-style-name="Standard">
      <style:text-properties style:font-name="Arial" fo:font-size="10pt" fo:language="en" fo:country="US" officeooo:rsid="00471155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text-properties style:font-name="Arial" fo:font-size="10pt" fo:language="en" fo:country="US" officeooo:rsid="000c1fcd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en" fo:country="US" fo:font-style="normal" fo:font-weight="bold" officeooo:paragraph-rsid="004a56c9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4" style:family="paragraph" style:parent-style-name="Standard">
      <style:text-properties style:font-name="Arial" fo:font-size="10pt" fo:language="en" fo:country="US" fo:font-style="normal" fo:font-weight="bold" officeooo:rsid="003a050a" officeooo:paragraph-rsid="003a050a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5" style:family="paragraph" style:parent-style-name="Standard">
      <style:text-properties style:font-name="Arial" fo:font-size="10pt" fo:language="en" fo:country="US" fo:font-style="normal" fo:font-weight="bold" officeooo:rsid="00447313" officeooo:paragraph-rsid="004a56c9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6" style:family="paragraph" style:parent-style-name="Standard">
      <style:text-properties style:font-name="Arial" fo:font-size="10pt" fo:language="en" fo:country="US" fo:font-style="normal" officeooo:paragraph-rsid="0045be7c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17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8" style:family="paragraph" style:parent-style-name="Standard">
      <style:text-properties style:font-name="Arial" fo:font-size="10pt" fo:font-style="normal" fo:font-weight="bold" officeooo:rsid="003a050a" officeooo:paragraph-rsid="003a050a" style:font-size-asian="10pt" style:font-style-asian="normal" style:font-weight-asian="bold" style:font-name-complex="Arial" style:font-size-complex="10pt" style:font-style-complex="normal" style:font-weight-complex="bold"/>
    </style:style>
    <style:style style:name="P19" style:family="paragraph" style:parent-style-name="Standard">
      <style:text-properties style:font-name="Arial" fo:font-size="10pt" fo:font-style="normal" officeooo:paragraph-rsid="0031f3c8" style:font-size-asian="10pt" style:font-style-asian="normal" style:font-name-complex="Arial" style:font-size-complex="10pt" style:font-style-complex="normal"/>
    </style:style>
    <style:style style:name="P20" style:family="paragraph" style:parent-style-name="Standard">
      <style:text-properties style:font-name="Arial" fo:font-size="10pt" officeooo:paragraph-rsid="003eaed2" style:font-size-asian="8.75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style:text-underline-style="none" officeooo:rsid="00140365" officeooo:paragraph-rsid="0033e478" style:font-size-asian="10pt" style:font-name-complex="Arial" style:font-size-complex="10pt"/>
    </style:style>
    <style:style style:name="P22" style:family="paragraph" style:parent-style-name="Standard">
      <style:text-properties style:font-name="Arial" fo:font-size="14pt" fo:language="en" fo:country="US" fo:font-weight="bold" officeooo:rsid="0045be7c" officeooo:paragraph-rsid="0045be7c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3" style:family="paragraph" style:parent-style-name="Standard">
      <style:text-properties style:font-name="Arial" fo:font-size="14pt" fo:language="en" fo:country="US" fo:font-weight="bold" officeooo:rsid="00447313" officeooo:paragraph-rsid="00447313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4" style:family="paragraph" style:parent-style-name="Standard">
      <style:text-properties style:font-name="Arial" fo:font-size="14pt" fo:language="en" fo:country="US" fo:font-weight="bold" officeooo:rsid="00471155" officeooo:paragraph-rsid="00471155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33e478"/>
    </style:style>
    <style:style style:name="P26" style:family="paragraph" style:parent-style-name="Standard">
      <style:text-properties style:font-name="Courier" fo:font-size="10pt" officeooo:paragraph-rsid="003eaed2" style:font-size-asian="10pt" style:font-name-complex="Arial" style:font-size-complex="10pt"/>
    </style:style>
    <style:style style:name="P27" style:family="paragraph" style:parent-style-name="Standard">
      <style:text-properties style:font-name="Courier" fo:font-size="10pt" fo:language="en" fo:country="US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28" style:family="paragraph" style:parent-style-name="Standard">
      <style:text-properties style:font-name="Courier" fo:font-size="10pt" fo:language="en" fo:country="US" officeooo:rsid="003eaed2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29" style:family="paragraph" style:parent-style-name="Standard">
      <style:text-properties fo:font-style="normal" officeooo:paragraph-rsid="004be37f" style:font-style-asian="normal" style:font-style-complex="normal"/>
    </style:style>
    <style:style style:name="P30" style:family="paragraph" style:parent-style-name="Standard">
      <style:text-properties fo:language="en" fo:country="US" fo:font-style="normal" officeooo:paragraph-rsid="004be37f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0d2828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2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10c6db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officeooo:paragraph-rsid="000aae17" style:font-size-asian="10pt" style:font-style-asian="normal" style:font-name-complex="Arial" style:font-size-complex="10pt" style:font-style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rsid="000aae17" officeooo:paragraph-rsid="000aae17" style:font-size-asian="16pt" style:font-weight-asian="bold" style:font-name-complex="Arial" style:font-size-complex="16pt" style:font-weight-complex="bold"/>
    </style:style>
    <style:style style:name="P35" style:family="paragraph" style:parent-style-name="Standard">
      <style:text-properties style:font-name="Arial" fo:font-size="10pt" fo:language="en" fo:country="US" officeooo:paragraph-rsid="0010c6db" style:font-size-asian="10pt" style:language-asian="zxx" style:country-asian="none" style:font-name-complex="Arial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0aae17" style:font-size-asian="10pt" style:font-name-complex="Arial" style:font-size-complex="10pt"/>
    </style:style>
    <style:style style:name="T3" style:family="text">
      <style:text-properties style:font-name="Arial" fo:font-size="10pt" officeooo:rsid="0033a778" style:font-size-asian="10pt" style:font-name-complex="Arial" style:font-size-complex="10pt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font-weight="normal" officeooo:rsid="000aae17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bold" officeooo:rsid="000c1fc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weight="bold" officeooo:rsid="002fff22" style:font-size-asian="10pt" style:font-weight-asian="bold" style:font-name-complex="Arial" style:font-size-complex="10pt" style:font-weight-complex="bold"/>
    </style:style>
    <style:style style:name="T8" style:family="text">
      <style:text-properties officeooo:rsid="000aae17"/>
    </style:style>
    <style:style style:name="T9" style:family="text">
      <style:text-properties fo:font-variant="normal" fo:text-transform="none" fo:color="#252525" fo:letter-spacing="normal"/>
    </style:style>
    <style:style style:name="T10" style:family="text">
      <style:text-properties officeooo:rsid="000c1fc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ae17" style:font-weight-asian="bold" style:font-weight-complex="bold"/>
    </style:style>
    <style:style style:name="T13" style:family="text">
      <style:text-properties fo:font-weight="bold" officeooo:rsid="000c1fcd" style:font-weight-asian="bold" style:font-weight-complex="bold"/>
    </style:style>
    <style:style style:name="T14" style:family="text">
      <style:text-properties fo:font-weight="bold" officeooo:rsid="000b4611" style:font-weight-asian="bold" style:font-weight-complex="bold"/>
    </style:style>
    <style:style style:name="T15" style:family="text">
      <style:text-properties fo:font-weight="bold" officeooo:rsid="0040778f" style:font-weight-asian="bold" style:font-weight-complex="bold"/>
    </style:style>
    <style:style style:name="T16" style:family="text">
      <style:text-properties fo:font-weight="bold" officeooo:rsid="003eaed2" style:font-weight-asian="bold" style:font-weight-complex="bold"/>
    </style:style>
    <style:style style:name="T17" style:family="text">
      <style:text-properties fo:font-weight="bold" officeooo:rsid="0045be7c" style:font-weight-asian="bold" style:font-weight-complex="bold"/>
    </style:style>
    <style:style style:name="T18" style:family="text">
      <style:text-properties fo:font-weight="bold" officeooo:rsid="00471155" style:font-weight-asian="bold" style:font-weight-complex="bold"/>
    </style:style>
    <style:style style:name="T19" style:family="text">
      <style:text-properties fo:font-weight="bold" officeooo:rsid="004a56c9" style:font-weight-asian="bold" style:font-weight-complex="bold"/>
    </style:style>
    <style:style style:name="T20" style:family="text">
      <style:text-properties fo:font-weight="bold" officeooo:rsid="004d394e" style:font-weight-asian="bold" style:font-weight-complex="bold"/>
    </style:style>
    <style:style style:name="T21" style:family="text">
      <style:text-properties fo:font-weight="bold" officeooo:rsid="004f03e3" style:font-weight-asian="bold" style:font-weight-complex="bold"/>
    </style:style>
    <style:style style:name="T22" style:family="text">
      <style:text-properties fo:font-weight="bold" officeooo:rsid="0010c6db" style:font-weight-asian="bold" style:font-weight-complex="bold"/>
    </style:style>
    <style:style style:name="T23" style:family="text">
      <style:text-properties style:font-name="Courier" fo:font-weight="bold" officeooo:rsid="003eaed2" style:font-weight-asian="bold" style:font-weight-complex="bold"/>
    </style:style>
    <style:style style:name="T24" style:family="text">
      <style:text-properties style:font-name="Arial1" fo:font-weight="bold" style:font-weight-asian="bold" style:font-weight-complex="bold"/>
    </style:style>
    <style:style style:name="T25" style:family="text">
      <style:text-properties style:font-name="Arial1" fo:font-weight="bold" officeooo:rsid="003eaed2" style:font-weight-asian="bold" style:font-weight-complex="bold"/>
    </style:style>
    <style:style style:name="T26" style:family="text">
      <style:text-properties style:font-name="Arial1" fo:font-weight="bold" officeooo:rsid="0045be7c" style:font-weight-asian="bold" style:font-weight-complex="bold"/>
    </style:style>
    <style:style style:name="T27" style:family="text">
      <style:text-properties style:font-name="Arial1" fo:font-size="10pt" fo:font-weight="bold" officeooo:rsid="0045be7c" style:font-size-asian="10pt" style:font-weight-asian="bold" style:font-name-complex="Arial" style:font-size-complex="10pt" style:font-weight-complex="bold"/>
    </style:style>
    <style:style style:name="T28" style:family="text">
      <style:text-properties style:font-name="Arial1" fo:font-size="10pt" fo:font-weight="bold" officeooo:rsid="000c1fc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1" fo:font-size="10pt" fo:font-weight="bold" officeooo:rsid="000b4611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1" fo:font-size="10pt" fo:font-weight="bold" officeooo:rsid="00471155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1" fo:font-size="10pt" fo:font-weight="bold" officeooo:rsid="004be37f" style:font-size-asian="10pt" style:font-weight-asian="bold" style:font-name-complex="Arial" style:font-size-complex="10pt" style:font-weight-complex="bold"/>
    </style:style>
    <style:style style:name="T3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aae17" style:font-weight-asian="normal" style:font-weight-complex="normal"/>
    </style:style>
    <style:style style:name="T35" style:family="text">
      <style:text-properties fo:font-weight="normal" officeooo:rsid="000d2828" style:font-weight-asian="normal" style:font-weight-complex="normal"/>
    </style:style>
    <style:style style:name="T36" style:family="text">
      <style:text-properties fo:font-weight="normal" officeooo:rsid="002e38a0" style:font-weight-asian="normal" style:font-weight-complex="normal"/>
    </style:style>
    <style:style style:name="T37" style:family="text">
      <style:text-properties fo:font-weight="normal" officeooo:rsid="003a5f94" style:font-weight-asian="normal" style:font-weight-complex="normal"/>
    </style:style>
    <style:style style:name="T38" style:family="text">
      <style:text-properties fo:font-weight="normal" officeooo:rsid="003b851e" style:font-weight-asian="normal" style:font-weight-complex="normal"/>
    </style:style>
    <style:style style:name="T39" style:family="text">
      <style:text-properties fo:font-weight="normal" officeooo:rsid="0045be7c" style:font-weight-asian="normal" style:font-weight-complex="normal"/>
    </style:style>
    <style:style style:name="T40" style:family="text">
      <style:text-properties fo:font-weight="normal" officeooo:rsid="004a56c9" style:font-weight-asian="normal" style:font-weight-complex="normal"/>
    </style:style>
    <style:style style:name="T41" style:family="text">
      <style:text-properties officeooo:rsid="003eaed2"/>
    </style:style>
    <style:style style:name="T42" style:family="text">
      <style:text-properties officeooo:rsid="0045be7c"/>
    </style:style>
    <style:style style:name="T43" style:family="text">
      <style:text-properties officeooo:rsid="00471155"/>
    </style:style>
    <style:style style:name="T44" style:family="text">
      <style:text-properties officeooo:rsid="00489474"/>
    </style:style>
    <style:style style:name="T45" style:family="text">
      <style:text-properties officeooo:rsid="004be3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Harald Nordgren</text:p>
      <text:p text:style-name="P6"/>
      <text:p text:style-name="P6">Magistratsvägen 55D</text:p>
      <text:p text:style-name="P7"><text:span text:style-name="T8">226</text:span> <text:span text:style-name="T8">44</text:span> <text:span text:style-name="T10">Lund</text:span></text:p>
      <text:p text:style-name="P1"/>
      <text:p text:style-name="P21">haraldnordgren@gmail.com</text:p>
      <text:p text:style-name="P25"><text:span text:style-name="T1">0</text:span><text:span text:style-name="T2">70</text:span><text:span text:style-name="T3">3</text:span><text:span text:style-name="T4"> – </text:span><text:span text:style-name="T5">16 </text:span><text:span text:style-name="T2">89 08</text:span></text:p>
      <text:p text:style-name="P1"/>
      <text:p text:style-name="P1"/>
      <text:p text:style-name="P23">Education</text:p>
      <text:p text:style-name="P1"/>
      <text:p text:style-name="P13"><text:span text:style-name="T42">A</text:span>ug 200<text:span text:style-name="T8">9</text:span> – <text:span text:style-name="T45">Present<text:tab/><text:tab/><text:tab/><text:tab/><text:tab/>Master of Science in Computer Science (300 hp)</text:span></text:p>
      <text:p text:style-name="P15"><text:tab/><text:tab/><text:tab/><text:tab/><text:tab/><text:tab/><text:tab/>Faculty of Engineering (LTH), Lund University</text:p>
      <text:p text:style-name="P31"><text:span text:style-name="T34"><text:tab/></text:span><text:span text:style-name="T14"><text:tab/></text:span><text:span text:style-name="T34"><text:tab/><text:tab/>Speciali</text:span><text:span text:style-name="T39">zing in Software </text:span><text:span text:style-name="T40">development</text:span></text:p>
      <text:p text:style-name="P32"><text:span text:style-name="T35"><text:tab/></text:span><text:span text:style-name="T14"><text:tab/></text:span><text:span text:style-name="T35"><text:tab/><text:tab/></text:span><text:span text:style-name="T37">9</text:span><text:span text:style-name="T39">th semester</text:span><text:span text:style-name="T33">, </text:span><text:span text:style-name="T40">d</text:span><text:span text:style-name="T39">egree projected for M</text:span><text:span text:style-name="T38">ar</text:span><text:span text:style-name="T39">ch</text:span><text:span text:style-name="T33"> 201</text:span><text:span text:style-name="T36">6</text:span></text:p>
      <text:p text:style-name="P33"/>
      <text:p text:style-name="P29"><text:span text:style-name="T32">Aug 2013 – May</text:span><text:span text:style-name="T28"> 2014<text:tab/></text:span><text:span text:style-name="T29"><text:tab/></text:span><text:span text:style-name="T28"><text:tab/><text:tab/><text:tab/></text:span><text:span text:style-name="T27">Exchange </text:span><text:span text:style-name="T30">P</text:span><text:span text:style-name="T27">rogram</text:span></text:p>
      <text:p text:style-name="P30"><text:span text:style-name="T27"><text:tab/><text:tab/><text:tab/><text:tab/><text:tab/><text:tab/><text:tab/></text:span><text:span text:style-name="T31">College of Engineering, </text:span><text:span text:style-name="T28">University of Illinois</text:span></text:p>
      <text:p text:style-name="P29"><text:span text:style-name="T28"><text:tab/><text:tab/><text:tab/><text:tab/><text:tab/><text:tab/><text:tab/></text:span><text:span text:style-name="T6">Urbana</text:span><text:span text:style-name="T9">–</text:span><text:span text:style-name="T6">Champaign, I</text:span><text:span text:style-name="T7">llinois</text:span><text:span text:style-name="T6">, USA</text:span></text:p>
      <text:p text:style-name="P17"/>
      <text:p text:style-name="P14"><text:span text:style-name="T42">S</text:span>ep 2012 – <text:span text:style-name="T42">J</text:span>un 2013<text:tab/><text:tab/><text:tab/><text:tab/><text:tab/>Film <text:span text:style-name="T43">Studies (60 hp)</text:span></text:p>
      <text:p text:style-name="P18"><text:tab/><text:tab/><text:tab/><text:tab/><text:tab/><text:tab/><text:tab/>Lund <text:span text:style-name="T42">U</text:span>nivers<text:span text:style-name="T42">ity</text:span></text:p>
      <text:p text:style-name="P19"/>
      <text:p text:style-name="P16"><text:span text:style-name="T17">A</text:span><text:span text:style-name="T11">ug </text:span><text:span text:style-name="T12">2006</text:span><text:span text:style-name="T11"> – </text:span><text:span text:style-name="T17">J</text:span><text:span text:style-name="T11">un </text:span><text:span text:style-name="T12">2009</text:span><text:span text:style-name="T11"><text:tab/><text:tab/></text:span><text:span text:style-name="T14"><text:tab/></text:span><text:span text:style-name="T11"><text:tab/><text:tab/></text:span><text:span text:style-name="T17">Natural </text:span><text:span text:style-name="T19">S</text:span><text:span text:style-name="T17">cience </text:span><text:span text:style-name="T19">P</text:span><text:span text:style-name="T17">rogram</text:span></text:p>
      <text:p text:style-name="P19"><text:span text:style-name="T12"><text:tab/><text:tab/><text:tab/><text:tab/><text:tab/></text:span><text:span text:style-name="T14"><text:tab/><text:tab/></text:span><text:span text:style-name="T12">Heleneholms</text:span><text:span text:style-name="T11">gymnasiet, </text:span><text:span text:style-name="T12">Malmö</text:span></text:p>
      <text:p text:style-name="P5"/>
      <text:p text:style-name="P5"/>
      <text:p text:style-name="P5"/>
      <text:p text:style-name="P22">Programming <text:span text:style-name="T44">Skills</text:span></text:p>
      <text:p text:style-name="P3"/>
      <text:p text:style-name="P28"><text:span text:style-name="T26">Very comfortable</text:span><text:span text:style-name="T24"><text:tab/><text:tab/><text:tab/><text:tab/><text:tab/></text:span><text:span text:style-name="T11">Jav</text:span><text:span text:style-name="T15">a, Linux (ssh, git, </text:span><text:span text:style-name="T20">vim</text:span><text:span text:style-name="T15">)</text:span></text:p>
      <text:p text:style-name="P26"/>
      <text:p text:style-name="P27"><text:span text:style-name="T26">Basic skills</text:span><text:span text:style-name="T25"><text:tab/><text:tab/><text:tab/><text:tab/><text:tab/><text:tab/></text:span><text:span text:style-name="T16">C++, C, Haskell, </text:span><text:span text:style-name="T21">Bash,</text:span><text:span text:style-name="T16"> Maple, </text:span><text:span text:style-name="T15">Matlab</text:span></text:p>
      <text:p text:style-name="P8"/>
      <text:p text:style-name="P10"><text:span text:style-name="T17">Some knowledge</text:span><text:span text:style-name="T41"><text:tab/><text:tab/><text:tab/><text:tab/><text:tab/></text:span><text:span text:style-name="T23">Assembler, Perl</text:span></text:p>
      <text:p text:style-name="P8"/>
      <text:p text:style-name="P20"/>
      <text:p text:style-name="P22">Language<text:span text:style-name="T44">s</text:span></text:p>
      <text:p text:style-name="P2"/>
      <text:p text:style-name="P9"><text:span text:style-name="T17">Swedish</text:span><text:tab/><text:span text:style-name="T14"><text:tab/></text:span><text:tab/><text:span text:style-name="T13"><text:tab/><text:tab/></text:span><text:tab/><text:span text:style-name="T17">Native language</text:span></text:p>
      <text:p text:style-name="P2"/>
      <text:p text:style-name="P9"><text:span text:style-name="T17">English</text:span><text:tab/><text:span text:style-name="T14"><text:tab/><text:tab/><text:tab/></text:span><text:tab/><text:tab/><text:span text:style-name="T18">Fluent in</text:span><text:span text:style-name="T17"> </text:span><text:span text:style-name="T18">written and spoken English</text:span></text:p>
      <text:p text:style-name="P12"><text:tab/><text:tab/><text:tab/><text:span text:style-name="T14"><text:tab/><text:tab/><text:tab/></text:span><text:tab/><text:span text:style-name="T43">I studied in the United States for a year and lived</text:span></text:p>
      <text:p text:style-name="P11"><text:tab/><text:tab/><text:tab/><text:tab/><text:tab/><text:tab/><text:tab/>with American roommates.</text:p>
      <text:p text:style-name="P5"/>
      <text:p text:style-name="P24">Grade<text:span text:style-name="T44">s</text:span></text:p>
      <text:p text:style-name="P4"/>
      <text:p text:style-name="P35"><text:span text:style-name="T45">LTH average grade </text:span><text:span text:style-name="T22">4.6 </text:span><text:span text:style-name="T18">of</text:span><text:span text:style-name="T22">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DejaVu Sans" style:font-family-asian="'DejaVu Sans'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Holdt</meta:initial-creator>
    <meta:creation-date>2009-11-15T21:02:26</meta:creation-date>
    <meta:editing-duration>P24DT1H24M54S</meta:editing-duration>
    <dc:date>2015-03-25T21:44:20.317018373</dc:date>
    <meta:generator>LibreOffice/4.2.7.2$Linux_X86_64 LibreOffice_project/420m0$Build-2</meta:generator>
    <meta:editing-cycles>53</meta:editing-cycles>
    <meta:document-statistic meta:table-count="0" meta:image-count="0" meta:object-count="0" meta:page-count="1" meta:paragraph-count="28" meta:word-count="129" meta:character-count="942" meta:non-whitespace-character-count="741"/>
  </office:meta>
</office:document-meta>
</file>